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599cm" table:align="left" style:writing-mode="lr-tb"/>
    </style:style>
    <style:style style:name="Tableau2.A" style:family="table-column">
      <style:table-column-properties style:column-width="7.599cm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text-properties style:font-name="Arial" fo:font-size="9pt" style:font-size-asian="9pt" style:font-size-complex="9pt"/>
    </style:style>
    <style:style style:name="P8" style:family="paragraph" style:parent-style-name="UrbanBody">
      <style:text-properties style:font-name="Arial" fo:font-size="9pt" officeooo:paragraph-rsid="0013545b" style:font-size-asian="9pt" style:font-size-complex="9pt"/>
    </style:style>
    <style:style style:name="P9" style:family="paragraph" style:parent-style-name="UrbanBody">
      <style:text-properties style:font-name="Arial" fo:font-size="14pt" style:font-size-asian="14pt" style:font-size-complex="14pt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style:font-name="Arial" fo:font-size="10pt" fo:font-weight="normal" officeooo:rsid="00362119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officeooo:rsid="0017b9b7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1">Import depuis header.odt</text:span></text:p></draw:text-box></draw:frame><text:text-input text:description="">tool.getCityName()</text:text-input>, le <text:text-input text:description="">tool.formatDate(urbanEventObj.getEventDate())</text:text-input></text:p>
      <text:p text:style-name="P3"/>
      <text:p text:style-name="P3"><draw:frame draw:style-name="fr2" draw:name="Cadre1" text:anchor-type="paragraph" svg:x="7.638cm" svg:y="0.333cm" svg:width="7.631cm" svg:height="2.26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12">Architecte</text:p><text:p text:style-name="P12"><text:text-input text:description="Demandeurs">self.getArchitects()[0].getStreet()</text:text-input><text:s/>n°<text:text-input text:description="Demandeurs">self.getArchitects()[0].getNumber()</text:text-input></text:p><text:p text:style-name="P12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13" text:outline-level="2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écision concernant une demande de <text:span text:style-name="T6">certificat</text:span> d'urbanisme <text:span text:style-name="T6">n° 2</text:span></text:p>
      <text:p text:style-name="P9"/>
      <text:p text:style-name="P8">Agent traitant : <text:span text:style-name="T5"><text:text-input text:description="">self.getFoldermanagers()[0].getName2()</text:text-input></text:span><text:span text:style-name="T5"><text:s/></text:span><text:span text:style-name="T5"><text:text-input text:description="">self.getFoldermanagers()[0].getName1()</text:text-input></text:span></text:p>
      <text:p text:style-name="P7"><office:annotation><dc:creator>Gauthier Bastien</dc:creator><dc:date>2011-01-13T14:56:41</dc:date><text:p text:style-name="P14"><text:span text:style-name="T7">do text</text:span></text:p><text:p text:style-name="P14"><text:span text:style-name="T7">from document(at=reference, format='odt')</text:span></text:p></office:annotation>Import depuis reference.odt</text:p>
      <text:p text:style-name="P3"><office:annotation><dc:creator>Gauthier Bastien</dc:creator><dc:date>2011-02-16T16:12:24</dc:date><text:p text:style-name="P14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licence_helper.licenceSubject</text:text-input></text:p>
      <text:p text:style-name="P3"><text:span text:style-name="T3">Situation :</text:span> <text:text-input text:description="Situation des travaux">self.getWorkLocationSignaletic()</text:text-input></text:p>
      <text:p text:style-name="P3"/>
      <text:p text:style-name="P3"/>
      <text:p text:style-name="P3"><office:annotation><dc:creator>Gauthier Bastien</dc:creator><dc:date>2011-02-21T09:23:46</dc:date><text:p text:style-name="P14"><text:span text:style-name="T9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4"><office:annotation><dc:creator>Gauthier Bastien</dc:creator><dc:date>2011-02-21T09:23:46</dc:date><text:p text:style-name="P14"><text:span text:style-name="T9">do text if len(self.getArchitects()) &gt; 1</text:span></text:p></office:annotation><text:span text:style-name="T2">&lt;%Titre%&gt;</text:span>,</text:p>
      <text:p text:style-name="P4"/>
      <text:p text:style-name="P4"/>
      <text:p text:style-name="P6">Veuillez trouver ci-joint, le courrier transmis à votre client dans le cadre de sa demande de permis d'urbanisme conformément à l'article D.IV.46. du CoDT. Le Collège communal, en date du <text:text-input text:description="Date de la séance du collège">tool.formatDate(urbanEventObj.getDecisionDate())</text:text-input>, a remis sa décision sur le projet et celle-ci est <text:span text:style-name="T3"><text:text-input text:description="Décision">self.getValueForTemplate('decision', obj=urbanEventObj).upper()</text:text-input></text:span>.</text:p>
      <text:p text:style-name="P6"/>
      <text:p text:style-name="P3"><office:annotation><dc:creator>Gauthier Bastien</dc:creator><dc:date>2011-02-21T09:23:46</dc:date><text:p text:style-name="P14"><text:span text:style-name="T9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4"><office:annotation><dc:creator>Gauthier Bastien</dc:creator><dc:date>2011-02-21T09:23:46</dc:date><text:p text:style-name="P14"><text:span text:style-name="T9">do text if len(self.getArchitects()) &gt; 1</text:span></text:p></office:annotation>Demeurant à votre disposition, nous vous prions d'agréer, <text:span text:style-name="T2">&lt;%Titre%&gt;</text:span>, nos salutations distinguées.</text:p>
      <text:p text:style-name="P4"/>
      <text:p text:style-name="P6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Import depuis signatures.odt</text:p>
      <text:p text:style-name="P6"/>
      <text:p text:style-name="P11">Copie de la convocation du demand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4T16:49:49.435995251</dc:date>
    <dc:language>fr-FR</dc:language>
    <meta:editing-cycles>94</meta:editing-cycles>
    <meta:editing-duration>P1DT8H56M58S</meta:editing-duration>
    <dc:creator>bleybaert</dc:creator>
    <meta:document-statistic meta:table-count="1" meta:image-count="0" meta:object-count="0" meta:page-count="1" meta:paragraph-count="20" meta:word-count="165" meta:character-count="1452" meta:non-whitespace-character-count="1349"/>
    <meta:user-defined meta:name="Info 1"/>
    <meta:user-defined meta:name="Info 2"/>
    <meta:user-defined meta:name="Info 3"/>
    <meta:user-defined meta:name="Info 4"/>
  </office:meta>
</office:document-meta>
</file>